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PT_Astra_Sans_2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fo:language="ru" fo:country="RU" officeooo:rsid="01d8344a" officeooo:paragraph-rsid="01d8344a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1">
      <style:paragraph-properties fo:margin-left="1.251cm" fo:margin-right="0cm" fo:margin-top="0cm" fo:margin-bottom="0cm" style:contextual-spacing="false" fo:text-indent="0cm" style:auto-text-indent="false" fo:keep-with-next="always"/>
    </style:style>
    <style:style style:name="P23" style:family="paragraph" style:parent-style-name="Heading_20_3">
      <style:text-properties officeooo:paragraph-rsid="01db9611"/>
    </style:style>
    <style:style style:name="P24" style:family="paragraph" style:parent-style-name="Text_20_body" style:list-style-name="L1">
      <style:text-properties officeooo:paragraph-rsid="01db9611"/>
    </style:style>
    <style:style style:name="P25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c7fc5" style:font-name-asian="Tahoma" style:font-size-asian="16pt" style:font-style-asian="italic" style:font-name-complex="Lohit Devanagari1" style:font-size-complex="16pt" style:font-style-complex="italic"/>
    </style:style>
    <style:style style:name="P26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7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b9611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8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9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language="ru" fo:country="RU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0" style:family="paragraph" style:parent-style-name="Text_20_body" style:list-style-name="L3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1" style:family="paragraph" style:parent-style-name="Text_20_body" style:list-style-name="L4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b9611" style:font-name-asian="Tahoma" style:font-size-asian="16pt" style:font-style-asian="italic" style:font-name-complex="Lohit Devanagari1" style:font-size-complex="16pt" style:font-style-complex="italic"/>
    </style:style>
    <style:style style:name="P33" style:family="paragraph" style:parent-style-name="Text_20_body" style:list-style-name="L5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4" style:family="paragraph" style:parent-style-name="Text_20_body" style:list-style-name="L6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5" style:family="paragraph" style:parent-style-name="Text_20_body" style:list-style-name="L7">
      <style:text-properties officeooo:paragraph-rsid="01dc7fc5"/>
    </style:style>
    <style:style style:name="P36" style:family="paragraph" style:parent-style-name="Text_20_body" style:list-style-name="L7">
      <style:text-properties officeooo:paragraph-rsid="01db9611"/>
    </style:style>
    <style:style style:name="P37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tyle="italic" fo:font-weight="bold" style:font-name-asian="Tahoma" style:font-style-asian="italic" style:font-weight-asian="bold" style:font-name-complex="Lohit Devanagari1" style:font-style-complex="italic" style:font-weight-complex="bold"/>
    </style:style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>
      <style:text-properties officeooo:paragraph-rsid="01de7fc1"/>
    </style:style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6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6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 style:parent-style-name="Text_20_body">
      <style:paragraph-properties fo:margin-left="0.035cm" fo:margin-right="0cm" fo:margin-top="0.018cm" fo:margin-bottom="0cm" style:contextual-spacing="false"/>
    </style:style>
    <style:style style:name="P6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fb287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officeooo:rsid="01d9b67f"/>
    </style:style>
    <style:style style:name="T19" style:family="text">
      <style:text-properties officeooo:rsid="01db96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dc7fc5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1d7c6cf"/>
    </style:style>
    <style:style style:name="T24" style:family="text">
      <style:text-properties officeooo:rsid="01d7c6cf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fo:letter-spacing="-0.009cm" style:font-size-asian="10pt"/>
    </style:style>
    <style:style style:name="T27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2</text:span></text:p>
      <text:p text:style-name="P10">по теме:</text:p>
      <text:h text:style-name="P11" text:outline-level="1"><text:span text:style-name="T3">П</text:span><text:span text:style-name="T4">редварительное определение требований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P22" text:outline-level="1" text:is-list-header="true"><text:soft-page-break/><text:span text:style-name="T17">Предварительное определение требований</text:span></text:h>
      <text:h text:style-name="Heading_20_2" text:outline-level="2"><text:span text:style-name="T18">1 </text:span>Общее описание</text:h>
      <text:p text:style-name="Text_20_body">Разрабатываемая система представляет собой комплексное решение для автоматизации деятельности багетной мастерской. Продукт реализован как desktop-приложение с современным пользовательским интерфейсом, построенным на технологии Qt Quick. Система охватывает шесть основных функциональных модулей, распределенных между двумя категориями пользователей: продавцами и мастерами производства.</text:p>
      <text:p text:style-name="Text_20_body">Основной целью системы является создание единого информационного пространства, обеспечивающего эффективное управление всеми аспектами бизнеса - от первичного взаимодействия с клиентом до производства готовой продукции и анализа результатов деятельности. Система демонстрирует высокую степень интеграции между модулями, что исключает дублирование данных и обеспечивает их целостность.</text:p>
      <text:h text:style-name="Heading_20_2" text:outline-level="2"><text:span text:style-name="T18">2 </text:span>Функциональные требования</text:h>
      <text:h text:style-name="P23" text:outline-level="3"><text:span text:style-name="Strong_20_Emphasis"><text:span text:style-name="T18">2.</text:span></text:span><text:span text:style-name="Strong_20_Emphasis"><text:span text:style-name="T19">1</text:span></text:span><text:span text:style-name="Strong_20_Emphasis"><text:span text:style-name="T18"> </text:span></text:span><text:span text:style-name="Strong_20_Emphasis"><text:span text:style-name="T19">Общие требования</text:span></text:span></text:h>
      <text:list text:style-name="L1">
        <text:list-item>
          <text:p text:style-name="P24"><text:span text:style-name="Strong_20_Emphasis"><text:span text:style-name="T20">Авторизация пользователя в системе через страницу LoginPage. Доступ к функционалу определяется ролью пользователя ("Продавец", "Мастер производства");</text:span></text:span></text:p>
        </text:list-item>
        <text:list-item>
          <text:p text:style-name="P24"><text:span text:style-name="Strong_20_Emphasis"><text:span text:style-name="T20">Навигация между страницами системы с главной страницы Main.</text:span></text:span></text:p>
        </text:list-item>
      </text:list>
      <text:h text:style-name="P25" text:outline-level="3">2.<text:span text:style-name="T21">2</text:span> Функционал роли продавец</text:h>
      <text:h text:style-name="P26" text:outline-level="3">Страница <text:span text:style-name="T22">ClientsPage</text:span></text:h>
      <text:list text:style-name="L2">
        <text:list-item>
          <text:h text:style-name="P27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.</text:h>
        </text:list-item>
        <text:list-item>
          <text:h text:style-name="P28" text:outline-level="3">Просмотр списка всех покупателей, совершивших покупку (готового товара или заказ на багет) за указанный период, с отображением их полных данных.</text:h>
        </text:list-item>
      </text:list>
      <text:h text:style-name="P29" text:outline-level="3"><text:soft-page-break/>Страница <text:span text:style-name="T22">OrdersPage</text:span></text:h>
      <text:list text:style-name="L3">
        <text:list-item>
          <text:h text:style-name="P30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.</text:h>
        </text:list-item>
        <text:list-item>
          <text:h text:style-name="P30" text:outline-level="3">Внесение отметки о получении заказчиком готовой работы (закрытие заказа).</text:h>
        </text:list-item>
      </text:list>
      <text:h text:style-name="P29" text:outline-level="3">Страница <text:span text:style-name="T22">SalePage</text:span></text:h>
      <text:list text:style-name="L4">
        <text:list-item>
          <text:h text:style-name="P31" text:outline-level="3"> Добавление, изменение и удаление информации о готовых наборах вышивки.</text:h>
        </text:list-item>
        <text:list-item>
          <text:h text:style-name="P31" text:outline-level="3">Добавление, изменение и удаление информации о расходной фурнитуре для продажи.</text:h>
        </text:list-item>
        <text:list-item>
          <text:h text:style-name="P31" text:outline-level="3">Оформление продажи готовых наборов вышивки и расходной фурнитуры.</text:h>
        </text:list-item>
      </text:list>
      <text:h text:style-name="P32" text:outline-level="3">2.<text:span text:style-name="T21">3</text:span> Функционал роли мастер производства</text:h>
      <text:h text:style-name="P26" text:outline-level="3">Страница <text:span text:style-name="T22">MastersOrdersPage</text:span></text:h>
      <text:list text:style-name="L5">
        <text:list-item>
          <text:h text:style-name="P33" text:outline-level="3">Просмотр списка заказов на изготовление багета, назначенных на данного мастера.</text:h>
        </text:list-item>
        <text:list-item>
          <text:h text:style-name="P33" text:outline-level="3">Изменение статуса заказа (например, "В работе", "Выполнено").</text:h>
        </text:list-item>
      </text:list>
      <text:h text:style-name="P29" text:outline-level="3">Страница <text:span text:style-name="T22">MastersProductsPage</text:span></text:h>
      <text:list text:style-name="L6">
        <text:list-item>
          <text:h text:style-name="P34" text:outline-level="3">Добавление, изменение и удаление информации о материалах для изготовления рамок (багет, паспарту, стекло и т.д.).</text:h>
        </text:list-item>
        <text:list-item>
          <text:h text:style-name="P34" text:outline-level="3">Добавление, изменение и удаление данных о комплектующей фурнитуре для производства (уголки, крепления, подрамник и <text:soft-page-break/>т.д.). Реализуется через механизм выбора таблицы (например, CheckBox).</text:h>
        </text:list-item>
      </text:list>
      <text:h text:style-name="Heading_20_2" text:outline-level="2"><text:span text:style-name="T18">3 </text:span>Требования к данным</text:h>
      <text:h text:style-name="P23" text:outline-level="3"><text:span text:style-name="T18">3.</text:span><text:span text:style-name="T19">1</text:span><text:span text:style-name="T18"> </text:span><text:span text:style-name="T19">Основные сущности и их атрибуты</text:span></text:h>
      <text:list text:style-name="L7">
        <text:list-item>
          <text:p text:style-name="P35">Пользователи: ID, Логин, Хэш_пароля, Роль, ФИО.</text:p>
        </text:list-item>
        <text:list-item>
          <text:p text:style-name="P35">Клиенты: ID, ФИО, Телефон, Email, Дата_регистрации.</text:p>
        </text:list-item>
        <text:list-item>
          <text:p text:style-name="P35">Заказы на багет: ID, ID_Клиента, ID_Мастера (ответственный), Дата_создания, Дата_сдачи_план, Дата_сдачи_факт, Статус, Стоимость, Предоплата, Комментарий.</text:p>
        </text:list-item>
        <text:list-item>
          <text:p text:style-name="P36">Материалы для производства: ID, Наименование, Тип, Артикул, Единица_измерения, Количество_на_складе.</text:p>
        </text:list-item>
        <text:list-item>
          <text:p text:style-name="P36">Комплектующая фурнитура (для производства): ID, Наименование, Тип, Артикул, Единица_измерения, Количество_на_складе.</text:p>
        </text:list-item>
        <text:list-item>
          <text:p text:style-name="P36">Готовые наборы вышивки: ID, Наименование, Артикул, Цена, Количество_на_складе.</text:p>
        </text:list-item>
        <text:list-item>
          <text:p text:style-name="P36">Расходная фурнитура (для продажи): ID, Наименование, Тип, Артикул, Цена, Количество_на_складе.</text:p>
        </text:list-item>
        <text:list-item>
          <text:p text:style-name="P36">Позиции заказа на багет: ID_Заказа, ID_Материала/ID_Фурнитуры, Количество.</text:p>
        </text:list-item>
        <text:list-item>
          <text:p text:style-name="P36">Позиции продажи: ID_Чека, ID_Товара (набор/фурнитура), Количество, Цена.</text:p>
        </text:list-item>
      </text:list>
      <text:h text:style-name="Heading_20_2" text:outline-level="2">4 Требования к внешним интерфейсам</text:h>
      <text:h text:style-name="P37" text:outline-level="3">4.1 Пользовательские интерфейсы</text:h>
      <text:p text:style-name="Text_20_body">Стандарты графического интерфейса:</text:p>
      <text:list text:style-name="L8">
        <text:list-item>
          <text:p text:style-name="P38">Соблюдение принципов Material Design;</text:p>
        </text:list-item>
        <text:list-item>
          <text:p text:style-name="P38">Единая цветовая схема: основная #3498db, акцентная #2ecc71;</text:p>
        </text:list-item>
        <text:list-item>
          <text:p text:style-name="P38">Шрифт: Segoe UI для Windows, San Francisco для macOS, Ubuntu для Linux.</text:p>
        </text:list-item>
      </text:list>
      <text:p text:style-name="Text_20_body"/>
      <text:p text:style-name="Text_20_body">Эргономические требования:</text:p>
      <text:list text:style-name="L9">
        <text:list-item>
          <text:p text:style-name="P39">Размер экрана: минимальное разрешение 1280x720;</text:p>
        </text:list-item>
        <text:list-item>
          <text:p text:style-name="P39"><text:soft-page-break/>Контрастность текста: не менее 4.5:1;</text:p>
        </text:list-item>
        <text:list-item>
          <text:p text:style-name="P39">Размер шрифта: основой 14px, заголовки 16-20px.</text:p>
        </text:list-item>
      </text:list>
      <text:p text:style-name="Text_20_body"/>
      <text:p text:style-name="Text_20_body">Навигационные стандарты:</text:p>
      <text:list text:style-name="L10">
        <text:list-item>
          <text:p text:style-name="P40">Единая панель навигации между разделами;</text:p>
        </text:list-item>
        <text:list-item>
          <text:p text:style-name="P40">Кнопка "Назад" в диалоговых окнах;</text:p>
        </text:list-item>
        <text:list-item>
          <text:p text:style-name="P40">Горячие клавиши для частых операций.</text:p>
        </text:list-item>
      </text:list>
      <text:p text:style-name="Text_20_body"/>
      <text:p text:style-name="Text_20_body">Стандарты ввода данных:</text:p>
      <text:list text:style-name="L11">
        <text:list-item>
          <text:p text:style-name="P41">Валидация данных в реальном времени;</text:p>
        </text:list-item>
        <text:list-item>
          <text:p text:style-name="P41">Подсказки при наведении на элементы управления;</text:p>
        </text:list-item>
        <text:list-item>
          <text:p text:style-name="P41">Сообщения об ошибках с конкретными рекомендациями.</text:p>
        </text:list-item>
      </text:list>
      <text:h text:style-name="Heading_20_3" text:outline-level="3"><text:span text:style-name="T23">4.2</text:span> Интерфейсы ПО</text:h>
      <text:p text:style-name="Text_20_body">Взаимодействие с операционной системой:</text:p>
      <text:list text:style-name="L12">
        <text:list-item>
          <text:p text:style-name="P42">Использование системных диалогов открытия/сохранения файлов;</text:p>
        </text:list-item>
        <text:list-item>
          <text:p text:style-name="P42">Интеграция с системным треем для уведомлений;</text:p>
        </text:list-item>
        <text:list-item>
          <text:p text:style-name="P42">Поддержка системных шрифтов и тем оформления.</text:p>
        </text:list-item>
      </text:list>
      <text:p text:style-name="Text_20_body"/>
      <text:p text:style-name="Text_20_body">Управление базой данных:</text:p>
      <text:list text:style-name="L13">
        <text:list-item>
          <text:p text:style-name="P43">Интерфейс доступа к SQLite через Qt SQL;</text:p>
        </text:list-item>
        <text:list-item>
          <text:p text:style-name="P43">Транзакционная обработка критических операций;</text:p>
        </text:list-item>
        <text:list-item>
          <text:p text:style-name="P43">Оптимизированные запросы для работы с большими объемами данных.</text:p>
        </text:list-item>
      </text:list>
      <text:p text:style-name="Text_20_body"/>
      <text:p text:style-name="Text_20_body">Модульная архитектура:</text:p>
      <text:list text:style-name="L14">
        <text:list-item>
          <text:p text:style-name="P44">Четкое разделение между UI, бизнес-логикой и доступом к данным;</text:p>
        </text:list-item>
        <text:list-item>
          <text:p text:style-name="P44">Использование сигналов и слотов для межмодульного взаимодействия;</text:p>
        </text:list-item>
        <text:list-item>
          <text:p text:style-name="P44">Поддержка плагинов для будущего расширения функциональности.</text:p>
        </text:list-item>
      </text:list>
      <text:p text:style-name="Text_20_body"/>
      <text:h text:style-name="Heading_20_3" text:outline-level="3"><text:span text:style-name="T23">4.3</text:span> Интерфейсы оборудования</text:h>
      <text:p text:style-name="P45">Требования к оборудованию:</text:p>
      <text:p text:style-name="P45">Поддержка стандартных устройств ввода: клавиатура, мы<text:span text:style-name="T24">ш</text:span>ь</text:p>
      <text:p text:style-name="Text_20_body"/>
      <text:p text:style-name="P45">Характеристики взаимодействия:</text:p>
      <text:p text:style-name="P45">Поддержка USB-устройств через стандартные интерфейсы ОС</text:p>
      <text:p text:style-name="P45"><text:soft-page-break/>Отсутствие требований к специализированному оборудованию.</text:p>
      <text:h text:style-name="Heading_20_3" text:outline-level="3"><text:span text:style-name="T24">4.4</text:span> Коммуникационные интерфейсы</text:h>
      <text:p text:style-name="Text_20_body">Локальные взаимодействия:</text:p>
      <text:list text:style-name="L15">
        <text:list-item>
          <text:p text:style-name="P46">Обмен данными между модулями через внутренние API</text:p>
        </text:list-item>
        <text:list-item>
          <text:p text:style-name="P46">Использование локальных сокетов для межпроцессного взаимодействия</text:p>
        </text:list-item>
        <text:list-item>
          <text:p text:style-name="P46">Формат данных: бинарны<text:span text:style-name="T24">й </text:span>для базы данных</text:p>
        </text:list-item>
      </text:list>
      <text:p text:style-name="Text_20_body"/>
      <text:p text:style-name="Text_20_body">Безопасность коммуникаций:</text:p>
      <text:list text:style-name="L16">
        <text:list-item>
          <text:p text:style-name="P47">Шифрование конфиденциальных данных в базе</text:p>
        </text:list-item>
        <text:list-item>
          <text:p text:style-name="P47">Проверка целостности файлов резервных копий</text:p>
        </text:list-item>
        <text:list-item>
          <text:p text:style-name="P47">Аутентификация пользователей при запуске системы</text:p>
        </text:list-item>
      </text:list>
      <text:h text:style-name="Heading_20_2" text:outline-level="2"><text:span text:style-name="T19">5 </text:span>Атрибуты качества</text:h>
      <text:h text:style-name="Heading_20_3" text:outline-level="3"><text:span text:style-name="T24">5.1</text:span> Удобство использования</text:h>
      <text:p text:style-name="Text_20_body">Критерии удобства обучения:</text:p>
      <text:list text:style-name="L17">
        <text:list-item>
          <text:p text:style-name="P48">Время освоения базового функционала: не более 2 часов</text:p>
        </text:list-item>
        <text:list-item>
          <text:p text:style-name="P48">Наличие контекстной справки для всех элементов интерфейса</text:p>
        </text:list-item>
        <text:list-item>
          <text:p text:style-name="P48">Интуитивная навигация между разделами системы</text:p>
        </text:list-item>
      </text:list>
      <text:p text:style-name="Text_20_body"/>
      <text:p text:style-name="Text_20_body">Эффективность взаимодействия:</text:p>
      <text:list text:style-name="L18">
        <text:list-item>
          <text:p text:style-name="P49">Выполнение типовой операции: не более 3 кликов</text:p>
        </text:list-item>
        <text:list-item>
          <text:p text:style-name="P49">Время отклика интерфейса: не более 100 мс</text:p>
        </text:list-item>
        <text:list-item>
          <text:p text:style-name="P49">Автозаполнение часто используемых полей</text:p>
        </text:list-item>
      </text:list>
      <text:p text:style-name="Text_20_body"/>
      <text:p text:style-name="Text_20_body">Предотвращение ошибок:</text:p>
      <text:list text:style-name="L19">
        <text:list-item>
          <text:p text:style-name="P50">Валидация данных при вводе</text:p>
        </text:list-item>
        <text:list-item>
          <text:p text:style-name="P50">Подтверждение критических операций</text:p>
        </text:list-item>
        <text:list-item>
          <text:p text:style-name="P50">Восстановление после ошибочных действий</text:p>
        </text:list-item>
      </text:list>
      <text:p text:style-name="Text_20_body"/>
      <text:h text:style-name="Heading_20_3" text:outline-level="3"><text:span text:style-name="T24">5.2</text:span> Производительность</text:h>
      <text:p text:style-name="Text_20_body">Требования к операциям:</text:p>
      <text:list text:style-name="L20">
        <text:list-item>
          <text:p text:style-name="P51">Загрузка приложения: не более 5 секунд</text:p>
        </text:list-item>
        <text:list-item>
          <text:p text:style-name="P51">Открытие раздела: не более 2 секунд</text:p>
        </text:list-item>
        <text:list-item>
          <text:p text:style-name="P51"><text:soft-page-break/>Поиск данных: не более 3 секунд</text:p>
        </text:list-item>
        <text:list-item>
          <text:p text:style-name="P51">Формирование отчета: не более 10 секунд</text:p>
        </text:list-item>
      </text:list>
      <text:p text:style-name="Text_20_body"/>
      <text:p text:style-name="Text_20_body">Обработка данных:</text:p>
      <text:list text:style-name="L21">
        <text:list-item>
          <text:p text:style-name="P52">Поддержка базы данных до 50,000 записей</text:p>
        </text:list-item>
        <text:list-item>
          <text:p text:style-name="P52">Одновременная работа с 100+ активными заказами</text:p>
        </text:list-item>
        <text:list-item>
          <text:p text:style-name="P52">Быстрый поиск по 5,000+ клиентам</text:p>
        </text:list-item>
      </text:list>
      <text:p text:style-name="Text_20_body"/>
      <text:h text:style-name="Heading_20_3" text:outline-level="3"><text:span text:style-name="T24">5.3</text:span> Безопасность</text:h>
      <text:p text:style-name="Text_20_body">Защита данных:</text:p>
      <text:list text:style-name="L22">
        <text:list-item>
          <text:p text:style-name="P53">Аутентификация пользователей при запуске системы</text:p>
        </text:list-item>
        <text:list-item>
          <text:p text:style-name="P53">Разграничение прав доступа по ролям</text:p>
        </text:list-item>
        <text:list-item>
          <text:p text:style-name="P53">Шифрование конфиденциальной информации</text:p>
        </text:list-item>
      </text:list>
      <text:p text:style-name="Text_20_body"/>
      <text:p text:style-name="Text_20_body">Целостность системы:</text:p>
      <text:list text:style-name="L23">
        <text:list-item>
          <text:p text:style-name="P54">Резервное копирование данных ежедневно</text:p>
        </text:list-item>
        <text:list-item>
          <text:p text:style-name="P54">Восстановление после сбоев без потери данных</text:p>
        </text:list-item>
        <text:list-item>
          <text:p text:style-name="P54">Проверка целостности базы данных при запуске</text:p>
        </text:list-item>
      </text:list>
      <text:p text:style-name="Text_20_body"/>
      <text:h text:style-name="Heading_20_3" text:outline-level="3"><text:span text:style-name="T24">5.4 </text:span><text:span text:style-name="T19">Надежность</text:span></text:h>
      <text:p text:style-name="Text_20_body">Предотвращение потерь данных:</text:p>
      <text:list text:style-name="L24">
        <text:list-item>
          <text:p text:style-name="P55">Автоматическое сохранение вводимых данных</text:p>
        </text:list-item>
        <text:list-item>
          <text:p text:style-name="P55">Контрольные точки при длительных операциях</text:p>
        </text:list-item>
        <text:list-item>
          <text:p text:style-name="P55">Ведение журнала изменений для аудита</text:p>
        </text:list-item>
      </text:list>
      <text:p text:style-name="Text_20_body"/>
      <text:p text:style-name="Text_20_body">Защита от сбоев:</text:p>
      <text:list text:style-name="L25">
        <text:list-item>
          <text:p text:style-name="P56">Обработка исключительных ситуаций</text:p>
        </text:list-item>
        <text:list-item>
          <text:p text:style-name="P56">Корректное завершение при аварийном отключении</text:p>
        </text:list-item>
        <text:list-item>
          <text:p text:style-name="P56">Восстановление сеанса работы после перезапуска</text:p>
        </text:list-item>
      </text:list>
      <text:p text:style-name="Text_20_body"/>
      <text:h text:style-name="Heading_20_2" text:outline-level="2"><text:soft-page-break/><text:span text:style-name="T19">6</text:span> Остальные требования</text:h>
      <text:h text:style-name="Heading_20_3" text:outline-level="3"><text:span text:style-name="T24">6.1</text:span> Требования к установке и развертыванию</text:h>
      <text:p text:style-name="Text_20_body">Процесс установки:</text:p>
      <text:list text:style-name="L26">
        <text:list-item>
          <text:p text:style-name="P57">Простой мастер установки с минимальным вмешательством пользователя;</text:p>
        </text:list-item>
        <text:list-item>
          <text:p text:style-name="P57">Автоматическая настройка базы данных при первом запуске;</text:p>
        </text:list-item>
        <text:list-item>
          <text:p text:style-name="P57">Проверка системных требований перед установкой.</text:p>
        </text:list-item>
      </text:list>
      <text:p text:style-name="Text_20_body"/>
      <text:p text:style-name="Text_20_body">Конфигурирование:</text:p>
      <text:list text:style-name="L27">
        <text:list-item>
          <text:p text:style-name="P58">Настройка параметров системы через графический интерфейс;</text:p>
        </text:list-item>
        <text:list-item>
          <text:p text:style-name="P58">Возможность импорта начальных данных;</text:p>
        </text:list-item>
        <text:list-item>
          <text:p text:style-name="P58">Настройка прав пользователей и ролей.</text:p>
        </text:list-item>
      </text:list>
      <text:p text:style-name="Text_20_body"/>
      <text:h text:style-name="Heading_20_3" text:outline-level="3"><text:span text:style-name="T24">6.2</text:span> Требования к сопровождению</text:h>
      <text:p text:style-name="Text_20_body">Обновление системы:</text:p>
      <text:list text:style-name="L28">
        <text:list-item>
          <text:p text:style-name="P59">Механизм автоматического обновления до новых версий;</text:p>
        </text:list-item>
        <text:list-item>
          <text:p text:style-name="P59">Сохранение пользовательских данных при обновлении;</text:p>
        </text:list-item>
        <text:list-item>
          <text:p text:style-name="P59">Откат к предыдущей версии при необходимости.</text:p>
        </text:list-item>
      </text:list>
      <text:p text:style-name="Text_20_body"/>
      <text:p text:style-name="Text_20_body">Техническая поддержка:</text:p>
      <text:list text:style-name="L29">
        <text:list-item>
          <text:p text:style-name="P60">Встроенная система сбора диагностической информации;</text:p>
        </text:list-item>
        <text:list-item>
          <text:p text:style-name="P60">Журналирование ошибок и исключительных ситуаций;</text:p>
        </text:list-item>
        <text:list-item>
          <text:p text:style-name="P60">Удаленная диагностика проблем (с согласия пользователя).</text:p>
        </text:list-item>
      </text:list>
      <text:p text:style-name="Text_20_body"/>
      <text:h text:style-name="Heading_20_3" text:outline-level="3"><text:span text:style-name="T24">6.3</text:span> Юридические и нормативные требования</text:h>
      <text:p text:style-name="Text_20_body">Соответствие стандартам:</text:p>
      <text:list text:style-name="L30">
        <text:list-item>
          <text:p text:style-name="P61">Соблюдение требований к защите персональных данных;</text:p>
        </text:list-item>
        <text:list-item>
          <text:p text:style-name="P61">Лицензионное соглашение с конечным пользователем;</text:p>
        </text:list-item>
        <text:list-item>
          <text:p text:style-name="P61">Соответствие отраслевым стандартам уче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2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1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1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4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5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6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7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8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9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0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1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28M25S</meta:editing-duration>
    <meta:editing-cycles>209</meta:editing-cycles>
    <meta:generator>LibreOffice/25.8.2.2$Windows_X86_64 LibreOffice_project/d401f2107ccab8f924a8e2df40f573aab7605b6f</meta:generator>
    <dc:title>Реферат ГОСТ</dc:title>
    <dc:date>2025-11-15T22:25:44.922683700</dc:date>
    <meta:print-date>2025-03-27T21:49:41.572929170</meta:print-date>
    <meta:printed-by>Файлы PDF</meta:printed-by>
    <meta:document-statistic meta:table-count="0" meta:image-count="0" meta:object-count="0" meta:page-count="8" meta:paragraph-count="298" meta:word-count="1164" meta:character-count="8353" meta:non-whitespace-character-count="7575"/>
  </office:meta>
</office:document-meta>
</file>